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Main</text:p>
          </table:table-cell>
        </table:table-row>
        <table:table-row table:style-name="ro1">
          <table:table-cell table:style-name="ce1" office:value-type="string" calcext:value-type="string">
            <text:p>Nom champ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'=Thr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frezzing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</text:p>
          </table:table-cell>
          <table:table-cell office:value-type="string" calcext:value-type="string">
            <text:p>'=T</text:p>
          </table:table-cell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ew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daylight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sky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s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clou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Wind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Target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PIDRain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rainFlag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in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HRint</text:p>
          </table:table-cell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 comprendre curseur tendance sur les afficheurs à aiguille pourquoi 86400 marche 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bug raisonnance capteur plu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vent bloqué à 1,20 et 2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max w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fréquence rrd et mesures ponctu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bug affichage info pas de défile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23:06:05.318499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</meta:initial-creator>
    <meta:creation-date>2017-08-05T21:16:16.406660881</meta:creation-date>
    <dc:date>2017-08-07T02:30:55.336000305</dc:date>
    <dc:creator>Sébastien </dc:creator>
    <meta:editing-duration>PT5H52M15S</meta:editing-duration>
    <meta:editing-cycles>9</meta:editing-cycles>
    <meta:generator>LibreOffice/5.1.6.2$Linux_X86_64 LibreOffice_project/10m0$Build-2</meta:generator>
    <meta:document-statistic meta:table-count="1" meta:cell-count="62" meta:object-count="0"/>
  </office:meta>
</office:document-meta>
</file>